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stroke="none" draw:fill="none" fo:min-height="1.264cm"/>
    </style:style>
    <style:style style:name="pr7" style:family="presentation" style:parent-style-name="Default-outline2">
      <style:graphic-properties draw:stroke="none" draw:fill="none" fo:min-height="1.107cm"/>
    </style:style>
    <style:style style:name="P1" style:family="paragraph">
      <style:text-properties fo:color="#0000ff"/>
    </style:style>
    <style:style style:name="P2" style:family="paragraph">
      <style:text-properties fo:color="#cc00c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color="#0000cc" fo:font-size="26pt" style:font-size-asian="26pt" style:font-size-complex="2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cc"/>
    </style:style>
    <style:style style:name="T3" style:family="text">
      <style:text-properties fo:color="#0000ff"/>
    </style:style>
    <style:style style:name="T4" style:family="text">
      <style:text-properties fo:color="#cc00cc"/>
    </style:style>
    <style:style style:name="T5" style:family="text">
      <style:text-properties fo:color="#0000cc"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0000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Lab: FCDS</text:span></text:p>
            <text:p/>
            <text:p>Ruochun Tze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nvironment &amp; Techniq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penMP: Fork-Join Model</text:p>
              </text:list-item>
              <text:list-item>
                <text:p>Tasks</text:p>
                <text:list>
                  <text:list-item>
                    <text:p>3-SAT</text:p>
                    <text:list>
                      <text:list-item>
                        <text:p>Wait-free parallelization</text:p>
                      </text:list-item>
                    </text:list>
                  </text:list-item>
                  <text:list-item>
                    <text:p>Bucketsort</text:p>
                    <text:list>
                      <text:list-item>
                        <text:p>Wait-free sort</text:p>
                      </text:list-item>
                      <text:list-item>
                        <text:p>Fine-grained lock</text:p>
                      </text:list-item>
                    </text:list>
                  </text:list-item>
                  <text:list-item>
                    <text:p>Knapsack Problem</text:p>
                    <text:list>
                      <text:list-item>
                        <text:p>Fine-grained lo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3-SAT</text:p>
          </draw:text-box>
        </draw:frame>
        <draw:frame presentation:style-name="pr4" draw:layer="layout" svg:width="25.199cm" svg:height="14.961cm" svg:x="1.4cm" svg:y="4.343cm" presentation:class="outline" presentation:user-transformed="true">
          <draw:text-box>
            <text:list text:style-name="L3">
              <text:list-item>
                <text:p>Sequential version</text:p>
                <text:list>
                  <text:list-item>
                    <text:p>Calculate all possible combination on #literals</text:p>
                  </text:list-item>
                </text:list>
              </text:list-item>
              <text:list-item>
                <text:p>Concurrent version</text:p>
                <text:list>
                  <text:list-item>
                    <text:p>Parallel the calculation on all combinations</text:p>
                  </text:list-item>
                </text:list>
              </text:list-item>
              <text:list-item>
                <text:p>Expected speedup</text:p>
                <text:list>
                  <text:list-item>
                    <text:p>To #proc on unsolvable inputs</text:p>
                  </text:list-item>
                  <text:list-item>
                    <text:p>At most to #proc on solvable inputs</text:p>
                  </text:list-item>
                </text:list>
              </text:list-item>
              <text:list-item>
                <text:p>Measured speedup</text:p>
                <text:list>
                  <text:list-item>
                    <text:p><text:span text:style-name="T2">At most 8</text:span> on unsolvable inputs, </text:p>
                    <text:p>on 8-core server, comparing to sequential ve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ucketsort (1/2)</text:p>
          </draw:text-box>
        </draw:frame>
        <draw:frame presentation:style-name="pr4" draw:layer="layout" svg:width="25.199cm" svg:height="16.256cm" svg:x="1.4cm" svg:y="4.064cm" presentation:class="outline" presentation:user-transformed="true">
          <draw:text-box>
            <text:list text:style-name="L3">
              <text:list-item>
                <text:p>Sequential version</text:p>
                <text:list>
                  <text:list-item>
                    <text:p>Put strings to bucket</text:p>
                  </text:list-item>
                  <text:list-item>
                    <text:p>Sort each bucket</text:p>
                  </text:list-item>
                </text:list>
              </text:list-item>
              <text:list-item>
                <text:p>Concurrent version</text:p>
                <text:list>
                  <text:list-item>
                    <text:p>Each thread has its own 94 buckets</text:p>
                    <text:list>
                      <text:list-item>
                        <text:p>put strings to its local buckets</text:p>
                      </text:list-item>
                      <text:list-item>
                        <text:p>sort buckets, less items to sort</text:p>
                      </text:list-item>
                    </text:list>
                  </text:list-item>
                  <text:list-item>
                    <text:p>Merge thread-local buckets to 94 global buckets</text:p>
                    <text:list>
                      <text:list-item>
                        <text:p>Problem: concatenation on same bucket</text:p>
                      </text:list-item>
                      <text:list-item>
                        <text:p>Approach: each thread start from different buckets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1" draw:id="id1">
          <draw:frame presentation:style-name="pr6" draw:text-style-name="P1" draw:layer="layout" svg:width="11.968cm" svg:height="1.514cm" svg:x="13.97cm" svg:y="4.064cm">
            <draw:text-box>
              <text:list text:style-name="L3">
                <text:list-header>
                  <text:p text:style-name="P1"><text:span text:style-name="T3">S = #string, P=#proc</text:span></text:p>
                </text:list-header>
              </text:list>
            </draw:text-box>
          </draw:frame>
          <draw:frame presentation:style-name="pr7" draw:text-style-name="P1" draw:layer="layout" svg:width="6.247cm" svg:height="1.357cm" svg:x="11.787cm" svg:y="5.842cm">
            <draw:text-box>
              <text:list text:style-name="L3">
                <text:list-item>
                  <text:list>
                    <text:list-header>
                      <text:p text:style-name="P1"><text:span text:style-name="T3">→ </text:span><text:span text:style-name="T3">O(S)</text:span></text:p>
                    </text:list-header>
                  </text:list>
                </text:list-item>
              </text:list>
            </draw:text-box>
          </draw:frame>
          <draw:frame presentation:style-name="pr7" draw:text-style-name="P1" draw:layer="layout" svg:width="10.099cm" svg:height="1.357cm" svg:x="11.787cm" svg:y="7.112cm">
            <draw:text-box>
              <text:list text:style-name="L3">
                <text:list-item>
                  <text:list>
                    <text:list-header>
                      <text:p text:style-name="P1"><text:span text:style-name="T3">→ </text:span><text:span text:style-name="T3">O(94*(2-1/S))</text:span></text:p>
                    </text:list-header>
                  </text:list>
                </text:list-item>
              </text:list>
            </draw:text-box>
          </draw:frame>
        </draw:g>
        <draw:g xml:id="id2" draw:id="id2">
          <draw:frame presentation:style-name="pr7" draw:text-style-name="P2" draw:layer="layout" svg:width="7.771cm" svg:height="1.778cm" svg:x="14.327cm" svg:y="11.938cm">
            <draw:text-box>
              <text:list text:style-name="L3">
                <text:list-item>
                  <text:list>
                    <text:list-header>
                      <text:p text:style-name="P2"><text:span text:style-name="T4">→ </text:span><text:span text:style-name="T4">O(S/P)</text:span></text:p>
                    </text:list-header>
                  </text:list>
                </text:list-item>
              </text:list>
            </draw:text-box>
          </draw:frame>
          <draw:frame presentation:style-name="pr7" draw:text-style-name="P2" draw:layer="layout" svg:width="10.099cm" svg:height="1.357cm" svg:x="14.285cm" svg:y="13.375cm">
            <draw:text-box>
              <text:list text:style-name="L3">
                <text:list-item>
                  <text:list>
                    <text:list-header>
                      <text:p text:style-name="P2"><text:span text:style-name="T4">→ </text:span><text:span text:style-name="T4">O(94*(2-P/S))</text:span></text:p>
                    </text:list-header>
                  </text:list>
                </text:list-item>
              </text:list>
            </draw:text-box>
          </draw:frame>
          <draw:frame presentation:style-name="pr7" draw:text-style-name="P2" draw:layer="layout" svg:width="7.771cm" svg:height="1.778cm" svg:x="14.581cm" svg:y="18.542cm">
            <draw:text-box>
              <text:list text:style-name="L3">
                <text:list-item>
                  <text:list>
                    <text:list-header>
                      <text:p text:style-name="P2"><text:span text:style-name="T4">→ </text:span><text:span text:style-name="T4">O(S/P)</text:span></text:p>
                    </text:list-header>
                  </text:list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ucketsort (2/2)</text:p>
          </draw:text-box>
        </draw:frame>
        <draw:frame presentation:style-name="pr4" draw:layer="layout" svg:width="25.199cm" svg:height="15.24cm" svg:x="1.4cm" svg:y="4.064cm" presentation:class="outline" presentation:user-transformed="true">
          <draw:text-box>
            <text:list text:style-name="L3">
              <text:list-item>
                <text:p>Expected speedup</text:p>
                <text:list>
                  <text:list-item>
                    <text:p>#proc</text:p>
                  </text:list-item>
                </text:list>
              </text:list-item>
              <text:list-item>
                <text:p>Measured speedup</text:p>
                <text:list>
                  <text:list-item>
                    <text:p>2x #proc get 10x speedup</text:p>
                    <text:p>when on input size = 50000*94</text:p>
                  </text:list-item>
                </text:list>
              </text:list-item>
              <text:list-item>
                <text:p>Against Amdahl's Law?</text:p>
                <text:list>
                  <text:list-item>
                    <text:p>Runtime environment changed!</text:p>
                    <text:list>
                      <text:list-item>
                        <text:p>Cache hit rate increases</text:p>
                      </text:list-item>
                      <text:list-item>
                        <text:p><text:span text:style-name="T3">Average page fault on each proc is reduc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867cm" svg:height="2.74cm" svg:x="14.986cm" svg:y="7.366cm">
          <draw:text-box>
            <text:p text:style-name="P3"><text:span text:style-name="T5">Superlinear speed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ucketsor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Knapsack Problem (1/2)</text:p>
          </draw:text-box>
        </draw:frame>
        <draw:frame presentation:style-name="pr4" draw:layer="layout" svg:width="25.199cm" svg:height="16.002cm" svg:x="1.4cm" svg:y="4.064cm" presentation:class="outline" presentation:user-transformed="true">
          <draw:text-box>
            <text:list text:style-name="L3">
              <text:list-item>
                <text:p>Goal</text:p>
                <text:list>
                  <text:list-item>
                    <text:p>the largest value I could have with capacity M</text:p>
                  </text:list-item>
                </text:list>
              </text:list-item>
              <text:list-item>
                <text:p>Dynamic programming</text:p>
                <text:list>
                  <text:list-item>
                    <text:p>dp[x]: largest value I could have with capacity x</text:p>
                  </text:list-item>
                </text:list>
              </text:list-item>
              <text:list-item>
                <text:p>Derive formula for item i</text:p>
                <text:list>
                  <text:list-item>
                    <text:p>dp[x] = max(dp[x], dp[x-weight[i]]+value[i])</text:p>
                  </text:list-item>
                </text:list>
              </text:list-item>
              <text:list-item>
                <text:p>Find a nice order to fill out the table</text:p>
                <text:list>
                  <text:list-header>
                    <text:p>for(int i=0;i&lt;n;i++)</text:p>
                    <text:list>
                      <text:list-header>
                        <text:p>for(int j=weight[i];j&lt;=M;j++)</text:p>
                        <text:list>
                          <text:list-header>
                            <text:p>dp[j] = max(dp[j], dp[j-weight[i]]+value[i])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Question</text:p>
                <text:list>
                  <text:list-item>
                    <text:p>How could I paralleliz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Knapsack Problem (2/2)</text:p>
          </draw:text-box>
        </draw:frame>
        <draw:frame presentation:style-name="pr4" draw:layer="layout" svg:width="25.199cm" svg:height="15.494cm" svg:x="1.4cm" svg:y="4.664cm" presentation:class="outline" presentation:user-transformed="true">
          <draw:text-box>
            <text:list text:style-name="L3">
              <text:list-item>
                <text:p><text:span text:style-name="T6">What's the necessary condition for dp[x] to be correct?</text:span></text:p>
                <text:list>
                  <text:list-item>
                    <text:p>dp[x] = max(dp[x], dp[x-weight[i]]+value[i])</text:p>
                  </text:list-item>
                  <text:list-item>
                    <text:p>as long as dp[<text:span text:style-name="T3">x-weight[i]</text:span>] is correct</text:p>
                  </text:list-item>
                  <text:list-item>
                    <text:p>i.e. <text:span text:style-name="T7">dp[x-weight[i]] is updated with item i</text:span></text:p>
                  </text:list-item>
                </text:list>
              </text:list-item>
              <text:list-item>
                <text:p><text:span text:style-name="T6">What if dp[x-weight[i]] is updated by other item j?</text:span></text:p>
                <text:list>
                  <text:list-item>
                    <text:p><text:span text:style-name="T8">This would only lead us even quicker to the final answer</text:span></text:p>
                  </text:list-item>
                </text:list>
              </text:list-item>
              <text:list-item>
                <text:p><text:span text:style-name="T6">Parallel between items, sequential on each item</text:span></text:p>
              </text:list-item>
              <text:list-item>
                <text:p><text:span text:style-name="T6">Fine-grained lock to update dp[x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Knapsack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peedup to sequential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Knapsack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eedup to concurrent on #proc =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11:44:37.125146840</meta:creation-date>
    <dc:date>2015-07-17T13:49:23.582498980</dc:date>
    <meta:editing-duration>PT1H57M36S</meta:editing-duration>
    <meta:editing-cycles>43</meta:editing-cycles>
    <meta:generator>LibreOffice/4.2.8.2$Linux_X86_64 LibreOffice_project/420m0$Build-2</meta:generator>
    <meta:document-statistic meta:object-count="69"/>
  </office:meta>
</office:document-meta>
</file>